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 style:data-style-name="N122">
      <style:table-cell-properties fo:background-color="#ffff00"/>
    </style:style>
    <style:style style:name="ce9" style:family="table-cell" style:parent-style-name="Default" style:data-style-name="N121"/>
    <style:style style:name="ce10" style:family="table-cell" style:parent-style-name="Default" style:data-style-name="N121">
      <style:table-cell-properties fo:background-color="#ffff00"/>
    </style:style>
    <style:style style:name="ce11" style:family="table-cell" style:parent-style-name="Default" style:data-style-name="N11"/>
    <style:style style:name="ce12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43"/>
    <style:style style:name="ce14" style:family="table-cell" style:parent-style-name="Default" style:data-style-name="N1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1161in" svg:y="5.1319in">
            <draw:object draw:notify-on-update-of-ranges="Sheet1.N32:Sheet1.N50 Sheet1.O32:Sheet1.O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1" table:number-columns-repeated="2" table:default-cell-style-name="ce9"/>
        <table:table-column table:style-name="co1" table:default-cell-style-name="ce13"/>
        <table:table-column table:style-name="co2" table:default-cell-style-name="Default"/>
        <table:table-row table:style-name="ro1">
          <table:table-cell table:number-columns-repeated="15"/>
          <table:table-cell table:formula="of:=+100/90" office:value-type="float" office:value="1.11111111111111" calcext:value-type="float">
            <text:p>1.11111111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adjust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G</text:p>
          </table:table-cell>
          <table:table-cell/>
          <table:table-cell office:value-type="string" calcext:value-type="string">
            <text:p>COS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3"/>
          <table:table-cell table:formula="of:=+COS(RADIANS([.E6]))" office:value-type="float" office:value="1" calcext:value-type="float">
            <text:p>1.000</text:p>
          </table:table-cell>
          <table:table-cell/>
          <table:table-cell table:formula="of:=+[.$I$4]*[.G6]" office:value-type="float" office:value="90" calcext:value-type="float">
            <text:p>90</text:p>
          </table:table-cell>
          <table:table-cell/>
          <table:table-cell table:formula="of:=+90-[.E6]" office:value-type="float" office:value="90" calcext:value-type="float">
            <text:p>90</text:p>
          </table:table-cell>
          <table:table-cell table:formula="of:=+90+[.E6]" office:value-type="float" office:value="90" calcext:value-type="float">
            <text:p>90</text:p>
          </table:table-cell>
          <table:table-cell/>
          <table:table-cell table:style-name="ce10" table:formula="of:=+[.K6]*[.G6]" office:value-type="float" office:value="90" calcext:value-type="float">
            <text:p>90.0</text:p>
          </table:table-cell>
          <table:table-cell table:style-name="ce12" table:formula="of:=+[.L6]*[.G6]" office:value-type="float" office:value="90" calcext:value-type="float">
            <text:p>90.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3"/>
          <table:table-cell table:formula="of:=+COS(RADIANS([.E7]))" office:value-type="float" office:value="0.996194698091746" calcext:value-type="float">
            <text:p>0.996</text:p>
          </table:table-cell>
          <table:table-cell/>
          <table:table-cell table:formula="of:=+[.$I$4]*[.G7]" office:value-type="float" office:value="89.6575228282571" calcext:value-type="float">
            <text:p>89.6575228282571</text:p>
          </table:table-cell>
          <table:table-cell/>
          <table:table-cell table:formula="of:=+90-[.E7]" office:value-type="float" office:value="85" calcext:value-type="float">
            <text:p>85</text:p>
          </table:table-cell>
          <table:table-cell table:formula="of:=+90+[.E7]" office:value-type="float" office:value="95" calcext:value-type="float">
            <text:p>95</text:p>
          </table:table-cell>
          <table:table-cell/>
          <table:table-cell table:style-name="ce10" table:formula="of:=+[.K7]*[.G7]" office:value-type="float" office:value="84.6765493377984" calcext:value-type="float">
            <text:p>84.7</text:p>
          </table:table-cell>
          <table:table-cell table:style-name="ce12" table:formula="of:=+[.L7]*[.G7]" office:value-type="float" office:value="94.6384963187158" calcext:value-type="float">
            <text:p>94.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3"/>
          <table:table-cell table:formula="of:=+COS(RADIANS([.E8]))" office:value-type="float" office:value="0.984807753012208" calcext:value-type="float">
            <text:p>0.985</text:p>
          </table:table-cell>
          <table:table-cell/>
          <table:table-cell table:formula="of:=+[.$I$4]*[.G8]" office:value-type="float" office:value="88.6326977710987" calcext:value-type="float">
            <text:p>88.6326977710987</text:p>
          </table:table-cell>
          <table:table-cell/>
          <table:table-cell table:formula="of:=+90-[.E8]" office:value-type="float" office:value="80" calcext:value-type="float">
            <text:p>80</text:p>
          </table:table-cell>
          <table:table-cell table:formula="of:=+90+[.E8]" office:value-type="float" office:value="100" calcext:value-type="float">
            <text:p>100</text:p>
          </table:table-cell>
          <table:table-cell/>
          <table:table-cell table:style-name="ce10" table:formula="of:=+[.K8]*[.G8]" office:value-type="float" office:value="78.7846202409766" calcext:value-type="float">
            <text:p>78.8</text:p>
          </table:table-cell>
          <table:table-cell table:style-name="ce12" table:formula="of:=+[.L8]*[.G8]" office:value-type="float" office:value="98.4807753012208" calcext:value-type="float">
            <text:p>98.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3"/>
          <table:table-cell table:formula="of:=+COS(RADIANS([.E9]))" office:value-type="float" office:value="0.965925826289068" calcext:value-type="float">
            <text:p>0.966</text:p>
          </table:table-cell>
          <table:table-cell/>
          <table:table-cell table:formula="of:=+[.$I$4]*[.G9]" office:value-type="float" office:value="86.9333243660162" calcext:value-type="float">
            <text:p>86.9333243660162</text:p>
          </table:table-cell>
          <table:table-cell/>
          <table:table-cell table:formula="of:=+90-[.E9]" office:value-type="float" office:value="75" calcext:value-type="float">
            <text:p>75</text:p>
          </table:table-cell>
          <table:table-cell table:formula="of:=+90+[.E9]" office:value-type="float" office:value="105" calcext:value-type="float">
            <text:p>105</text:p>
          </table:table-cell>
          <table:table-cell/>
          <table:table-cell table:style-name="ce10" table:formula="of:=+[.K9]*[.G9]" office:value-type="float" office:value="72.4444369716801" calcext:value-type="float">
            <text:p>72.4</text:p>
          </table:table-cell>
          <table:table-cell table:style-name="ce12" table:formula="of:=+[.L9]*[.G9]" office:value-type="float" office:value="101.422211760352" calcext:value-type="float">
            <text:p>101.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style-name="ce3"/>
          <table:table-cell table:formula="of:=+COS(RADIANS([.E10]))" office:value-type="float" office:value="0.939692620785908" calcext:value-type="float">
            <text:p>0.940</text:p>
          </table:table-cell>
          <table:table-cell/>
          <table:table-cell table:formula="of:=+[.$I$4]*[.G10]" office:value-type="float" office:value="84.5723358707318" calcext:value-type="float">
            <text:p>84.5723358707318</text:p>
          </table:table-cell>
          <table:table-cell/>
          <table:table-cell table:formula="of:=+90-[.E10]" office:value-type="float" office:value="70" calcext:value-type="float">
            <text:p>70</text:p>
          </table:table-cell>
          <table:table-cell table:formula="of:=+90+[.E10]" office:value-type="float" office:value="110" calcext:value-type="float">
            <text:p>110</text:p>
          </table:table-cell>
          <table:table-cell/>
          <table:table-cell table:style-name="ce10" table:formula="of:=+[.K10]*[.G10]" office:value-type="float" office:value="65.7784834550136" calcext:value-type="float">
            <text:p>65.8</text:p>
          </table:table-cell>
          <table:table-cell table:style-name="ce12" table:formula="of:=+[.L10]*[.G10]" office:value-type="float" office:value="103.36618828645" calcext:value-type="float">
            <text:p>103.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7" table:formula="of:=+COS(RADIANS([.E11]))" office:value-type="float" office:value="0.90630778703665" calcext:value-type="float">
            <text:p>0.906</text:p>
          </table:table-cell>
          <table:table-cell/>
          <table:table-cell table:formula="of:=+[.$I$4]*[.G11]" office:value-type="float" office:value="81.5677008332985" calcext:value-type="float">
            <text:p>81.5677008332985</text:p>
          </table:table-cell>
          <table:table-cell/>
          <table:table-cell table:formula="of:=+90-[.E11]" office:value-type="float" office:value="65" calcext:value-type="float">
            <text:p>65</text:p>
          </table:table-cell>
          <table:table-cell table:formula="of:=+90+[.E11]" office:value-type="float" office:value="115" calcext:value-type="float">
            <text:p>115</text:p>
          </table:table-cell>
          <table:table-cell/>
          <table:table-cell table:style-name="ce10" table:formula="of:=+[.K11]*[.G11]" office:value-type="float" office:value="58.9100061573823" calcext:value-type="float">
            <text:p>58.9</text:p>
          </table:table-cell>
          <table:table-cell table:style-name="ce12" table:formula="of:=+[.L11]*[.G11]" office:value-type="float" office:value="104.225395509215" calcext:value-type="float">
            <text:p>104.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style-name="ce3"/>
          <table:table-cell table:formula="of:=+COS(RADIANS([.E12]))" office:value-type="float" office:value="0.866025403784439" calcext:value-type="float">
            <text:p>0.866</text:p>
          </table:table-cell>
          <table:table-cell/>
          <table:table-cell table:formula="of:=+[.$I$4]*[.G12]" office:value-type="float" office:value="77.9422863405995" calcext:value-type="float">
            <text:p>77.9422863405995</text:p>
          </table:table-cell>
          <table:table-cell/>
          <table:table-cell table:formula="of:=+90-[.E12]" office:value-type="float" office:value="60" calcext:value-type="float">
            <text:p>60</text:p>
          </table:table-cell>
          <table:table-cell table:formula="of:=+90+[.E12]" office:value-type="float" office:value="120" calcext:value-type="float">
            <text:p>120</text:p>
          </table:table-cell>
          <table:table-cell/>
          <table:table-cell table:style-name="ce10" table:formula="of:=+[.K12]*[.G12]" office:value-type="float" office:value="51.9615242270663" calcext:value-type="float">
            <text:p>52.0</text:p>
          </table:table-cell>
          <table:table-cell table:style-name="ce12" table:formula="of:=+[.L12]*[.G12]" office:value-type="float" office:value="103.923048454133" calcext:value-type="float">
            <text:p>103.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style-name="ce3"/>
          <table:table-cell table:formula="of:=+COS(RADIANS([.E13]))" office:value-type="float" office:value="0.819152044288992" calcext:value-type="float">
            <text:p>0.819</text:p>
          </table:table-cell>
          <table:table-cell/>
          <table:table-cell table:formula="of:=+[.$I$4]*[.G13]" office:value-type="float" office:value="73.7236839860093" calcext:value-type="float">
            <text:p>73.7236839860093</text:p>
          </table:table-cell>
          <table:table-cell/>
          <table:table-cell table:formula="of:=+90-[.E13]" office:value-type="float" office:value="55" calcext:value-type="float">
            <text:p>55</text:p>
          </table:table-cell>
          <table:table-cell table:formula="of:=+90+[.E13]" office:value-type="float" office:value="125" calcext:value-type="float">
            <text:p>125</text:p>
          </table:table-cell>
          <table:table-cell/>
          <table:table-cell table:style-name="ce10" table:formula="of:=+[.K13]*[.G13]" office:value-type="float" office:value="45.0533624358946" calcext:value-type="float">
            <text:p>45.1</text:p>
          </table:table-cell>
          <table:table-cell table:style-name="ce12" table:formula="of:=+[.L13]*[.G13]" office:value-type="float" office:value="102.394005536124" calcext:value-type="float">
            <text:p>102.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style-name="ce3"/>
          <table:table-cell table:formula="of:=+COS(RADIANS([.E14]))" office:value-type="float" office:value="0.766044443118978" calcext:value-type="float">
            <text:p>0.766</text:p>
          </table:table-cell>
          <table:table-cell/>
          <table:table-cell table:formula="of:=+[.$I$4]*[.G14]" office:value-type="float" office:value="68.943999880708" calcext:value-type="float">
            <text:p>68.943999880708</text:p>
          </table:table-cell>
          <table:table-cell/>
          <table:table-cell table:formula="of:=+90-[.E14]" office:value-type="float" office:value="50" calcext:value-type="float">
            <text:p>50</text:p>
          </table:table-cell>
          <table:table-cell table:formula="of:=+90+[.E14]" office:value-type="float" office:value="130" calcext:value-type="float">
            <text:p>130</text:p>
          </table:table-cell>
          <table:table-cell/>
          <table:table-cell table:style-name="ce10" table:formula="of:=+[.K14]*[.G14]" office:value-type="float" office:value="38.3022221559489" calcext:value-type="float">
            <text:p>38.3</text:p>
          </table:table-cell>
          <table:table-cell table:style-name="ce12" table:formula="of:=+[.L14]*[.G14]" office:value-type="float" office:value="99.5857776054671" calcext:value-type="float">
            <text:p>99.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3"/>
          <table:table-cell table:formula="of:=+COS(RADIANS([.E15]))" office:value-type="float" office:value="0.707106781186548" calcext:value-type="float">
            <text:p>0.707</text:p>
          </table:table-cell>
          <table:table-cell/>
          <table:table-cell table:formula="of:=+[.$I$4]*[.G15]" office:value-type="float" office:value="63.6396103067893" calcext:value-type="float">
            <text:p>63.6396103067893</text:p>
          </table:table-cell>
          <table:table-cell/>
          <table:table-cell table:formula="of:=+90-[.E15]" office:value-type="float" office:value="45" calcext:value-type="float">
            <text:p>45</text:p>
          </table:table-cell>
          <table:table-cell table:formula="of:=+90+[.E15]" office:value-type="float" office:value="135" calcext:value-type="float">
            <text:p>135</text:p>
          </table:table-cell>
          <table:table-cell/>
          <table:table-cell table:style-name="ce10" table:formula="of:=+[.K15]*[.G15]" office:value-type="float" office:value="31.8198051533946" calcext:value-type="float">
            <text:p>31.8</text:p>
          </table:table-cell>
          <table:table-cell table:style-name="ce12" table:formula="of:=+[.L15]*[.G15]" office:value-type="float" office:value="95.4594154601839" calcext:value-type="float">
            <text:p>95.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style-name="ce3"/>
          <table:table-cell table:formula="of:=+COS(RADIANS([.E16]))" office:value-type="float" office:value="0.642787609686539" calcext:value-type="float">
            <text:p>0.643</text:p>
          </table:table-cell>
          <table:table-cell/>
          <table:table-cell table:formula="of:=+[.$I$4]*[.G16]" office:value-type="float" office:value="57.8508848717885" calcext:value-type="float">
            <text:p>57.8508848717885</text:p>
          </table:table-cell>
          <table:table-cell/>
          <table:table-cell table:formula="of:=+90-[.E16]" office:value-type="float" office:value="40" calcext:value-type="float">
            <text:p>40</text:p>
          </table:table-cell>
          <table:table-cell table:formula="of:=+90+[.E16]" office:value-type="float" office:value="140" calcext:value-type="float">
            <text:p>140</text:p>
          </table:table-cell>
          <table:table-cell/>
          <table:table-cell table:style-name="ce10" table:formula="of:=+[.K16]*[.G16]" office:value-type="float" office:value="25.7115043874616" calcext:value-type="float">
            <text:p>25.7</text:p>
          </table:table-cell>
          <table:table-cell table:style-name="ce12" table:formula="of:=+[.L16]*[.G16]" office:value-type="float" office:value="89.9902653561155" calcext:value-type="float">
            <text:p>90.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style-name="ce3"/>
          <table:table-cell table:formula="of:=+COS(RADIANS([.E17]))" office:value-type="float" office:value="0.573576436351046" calcext:value-type="float">
            <text:p>0.574</text:p>
          </table:table-cell>
          <table:table-cell/>
          <table:table-cell table:formula="of:=+[.$I$4]*[.G17]" office:value-type="float" office:value="51.6218792715942" calcext:value-type="float">
            <text:p>51.6218792715942</text:p>
          </table:table-cell>
          <table:table-cell/>
          <table:table-cell table:formula="of:=+90-[.E17]" office:value-type="float" office:value="35" calcext:value-type="float">
            <text:p>35</text:p>
          </table:table-cell>
          <table:table-cell table:formula="of:=+90+[.E17]" office:value-type="float" office:value="145" calcext:value-type="float">
            <text:p>145</text:p>
          </table:table-cell>
          <table:table-cell/>
          <table:table-cell table:style-name="ce10" table:formula="of:=+[.K17]*[.G17]" office:value-type="float" office:value="20.0751752722866" calcext:value-type="float">
            <text:p>20.1</text:p>
          </table:table-cell>
          <table:table-cell table:style-name="ce12" table:formula="of:=+[.L17]*[.G17]" office:value-type="float" office:value="83.1685832709017" calcext:value-type="float">
            <text:p>83.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8" table:formula="of:=+COS(RADIANS([.E18]))" office:value-type="float" office:value="0.5" calcext:value-type="float">
            <text:p>0.500</text:p>
          </table:table-cell>
          <table:table-cell table:style-name="ce2"/>
          <table:table-cell table:style-name="ce2" table:formula="of:=+[.$I$4]*[.G18]" office:value-type="float" office:value="45" calcext:value-type="float">
            <text:p>45</text:p>
          </table:table-cell>
          <table:table-cell table:style-name="ce2"/>
          <table:table-cell table:style-name="ce2" table:formula="of:=+90-[.E18]" office:value-type="float" office:value="30" calcext:value-type="float">
            <text:p>30</text:p>
          </table:table-cell>
          <table:table-cell table:style-name="ce2" table:formula="of:=+90+[.E18]" office:value-type="float" office:value="150" calcext:value-type="float">
            <text:p>150</text:p>
          </table:table-cell>
          <table:table-cell table:style-name="ce2"/>
          <table:table-cell table:style-name="ce10" table:formula="of:=+[.K18]*[.G18]" office:value-type="float" office:value="15" calcext:value-type="float">
            <text:p>15.0</text:p>
          </table:table-cell>
          <table:table-cell table:style-name="ce10" table:formula="of:=+[.L18]*[.G18]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style-name="ce3"/>
          <table:table-cell table:formula="of:=+COS(RADIANS([.E19]))" office:value-type="float" office:value="0.422618261740699" calcext:value-type="float">
            <text:p>0.423</text:p>
          </table:table-cell>
          <table:table-cell/>
          <table:table-cell table:formula="of:=+[.$I$4]*[.G19]" office:value-type="float" office:value="38.0356435566629" calcext:value-type="float">
            <text:p>38.0356435566629</text:p>
          </table:table-cell>
          <table:table-cell/>
          <table:table-cell table:formula="of:=+90-[.E19]" office:value-type="float" office:value="25" calcext:value-type="float">
            <text:p>25</text:p>
          </table:table-cell>
          <table:table-cell table:formula="of:=+90+[.E19]" office:value-type="float" office:value="155" calcext:value-type="float">
            <text:p>155</text:p>
          </table:table-cell>
          <table:table-cell/>
          <table:table-cell table:style-name="ce10" table:formula="of:=+[.K19]*[.G19]" office:value-type="float" office:value="10.5654565435175" calcext:value-type="float">
            <text:p>10.6</text:p>
          </table:table-cell>
          <table:table-cell table:style-name="ce12" table:formula="of:=+[.L19]*[.G19]" office:value-type="float" office:value="65.5058305698084" calcext:value-type="float">
            <text:p>65.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style-name="ce3"/>
          <table:table-cell table:formula="of:=+COS(RADIANS([.E20]))" office:value-type="float" office:value="0.342020143325669" calcext:value-type="float">
            <text:p>0.342</text:p>
          </table:table-cell>
          <table:table-cell/>
          <table:table-cell table:formula="of:=+[.$I$4]*[.G20]" office:value-type="float" office:value="30.7818128993102" calcext:value-type="float">
            <text:p>30.7818128993102</text:p>
          </table:table-cell>
          <table:table-cell/>
          <table:table-cell table:formula="of:=+90-[.E20]" office:value-type="float" office:value="20" calcext:value-type="float">
            <text:p>20</text:p>
          </table:table-cell>
          <table:table-cell table:formula="of:=+90+[.E20]" office:value-type="float" office:value="160" calcext:value-type="float">
            <text:p>160</text:p>
          </table:table-cell>
          <table:table-cell/>
          <table:table-cell table:style-name="ce10" table:formula="of:=+[.K20]*[.G20]" office:value-type="float" office:value="6.84040286651338" calcext:value-type="float">
            <text:p>6.8</text:p>
          </table:table-cell>
          <table:table-cell table:style-name="ce12" table:formula="of:=+[.L20]*[.G20]" office:value-type="float" office:value="54.723222932107" calcext:value-type="float">
            <text:p>54.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style-name="ce3"/>
          <table:table-cell table:formula="of:=+COS(RADIANS([.E21]))" office:value-type="float" office:value="0.258819045102521" calcext:value-type="float">
            <text:p>0.259</text:p>
          </table:table-cell>
          <table:table-cell/>
          <table:table-cell table:formula="of:=+[.$I$4]*[.G21]" office:value-type="float" office:value="23.2937140592269" calcext:value-type="float">
            <text:p>23.2937140592269</text:p>
          </table:table-cell>
          <table:table-cell/>
          <table:table-cell table:formula="of:=+90-[.E21]" office:value-type="float" office:value="15" calcext:value-type="float">
            <text:p>15</text:p>
          </table:table-cell>
          <table:table-cell table:formula="of:=+90+[.E21]" office:value-type="float" office:value="165" calcext:value-type="float">
            <text:p>165</text:p>
          </table:table-cell>
          <table:table-cell/>
          <table:table-cell table:style-name="ce10" table:formula="of:=+[.K21]*[.G21]" office:value-type="float" office:value="3.88228567653781" calcext:value-type="float">
            <text:p>3.9</text:p>
          </table:table-cell>
          <table:table-cell table:style-name="ce12" table:formula="of:=+[.L21]*[.G21]" office:value-type="float" office:value="42.7051424419159" calcext:value-type="float">
            <text:p>42.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style-name="ce3"/>
          <table:table-cell table:formula="of:=+COS(RADIANS([.E22]))" office:value-type="float" office:value="0.17364817766693" calcext:value-type="float">
            <text:p>0.174</text:p>
          </table:table-cell>
          <table:table-cell/>
          <table:table-cell table:formula="of:=+[.$I$4]*[.G22]" office:value-type="float" office:value="15.6283359900237" calcext:value-type="float">
            <text:p>15.6283359900237</text:p>
          </table:table-cell>
          <table:table-cell/>
          <table:table-cell table:formula="of:=+90-[.E22]" office:value-type="float" office:value="10" calcext:value-type="float">
            <text:p>10</text:p>
          </table:table-cell>
          <table:table-cell table:formula="of:=+90+[.E22]" office:value-type="float" office:value="170" calcext:value-type="float">
            <text:p>170</text:p>
          </table:table-cell>
          <table:table-cell/>
          <table:table-cell table:style-name="ce10" table:formula="of:=+[.K22]*[.G22]" office:value-type="float" office:value="1.7364817766693" calcext:value-type="float">
            <text:p>1.7</text:p>
          </table:table-cell>
          <table:table-cell table:style-name="ce12" table:formula="of:=+[.L22]*[.G22]" office:value-type="float" office:value="29.5201902033782" calcext:value-type="float">
            <text:p>29.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style-name="ce3"/>
          <table:table-cell table:formula="of:=+COS(RADIANS([.E23]))" office:value-type="float" office:value="0.0871557427476584" calcext:value-type="float">
            <text:p>0.087</text:p>
          </table:table-cell>
          <table:table-cell/>
          <table:table-cell table:formula="of:=+[.$I$4]*[.G23]" office:value-type="float" office:value="7.84401684728925" calcext:value-type="float">
            <text:p>7.84401684728925</text:p>
          </table:table-cell>
          <table:table-cell/>
          <table:table-cell table:formula="of:=+90-[.E23]" office:value-type="float" office:value="5" calcext:value-type="float">
            <text:p>5</text:p>
          </table:table-cell>
          <table:table-cell table:formula="of:=+90+[.E23]" office:value-type="float" office:value="175" calcext:value-type="float">
            <text:p>175</text:p>
          </table:table-cell>
          <table:table-cell/>
          <table:table-cell table:style-name="ce10" table:formula="of:=+[.K23]*[.G23]" office:value-type="float" office:value="0.435778713738292" calcext:value-type="float">
            <text:p>0.4</text:p>
          </table:table-cell>
          <table:table-cell table:style-name="ce12" table:formula="of:=+[.L23]*[.G23]" office:value-type="float" office:value="15.2522549808402" calcext:value-type="float">
            <text:p>15.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style-name="ce3"/>
          <table:table-cell table:formula="of:=+COS(RADIANS([.E24]))" office:value-type="float" office:value="6.12323399573677E-017" calcext:value-type="float">
            <text:p>0.000</text:p>
          </table:table-cell>
          <table:table-cell/>
          <table:table-cell table:formula="of:=+[.$I$4]*[.G24]" office:value-type="float" office:value="5.51091059616309E-015" calcext:value-type="float">
            <text:p>5.51091059616309E-15</text:p>
          </table:table-cell>
          <table:table-cell/>
          <table:table-cell table:formula="of:=+90-[.E24]" office:value-type="float" office:value="0" calcext:value-type="float">
            <text:p>0</text:p>
          </table:table-cell>
          <table:table-cell table:formula="of:=+90+[.E24]" office:value-type="float" office:value="180" calcext:value-type="float">
            <text:p>180</text:p>
          </table:table-cell>
          <table:table-cell/>
          <table:table-cell table:style-name="ce10" table:formula="of:=+[.K24]*[.G24]" office:value-type="float" office:value="0" calcext:value-type="float">
            <text:p>0.0</text:p>
          </table:table-cell>
          <table:table-cell table:style-name="ce12" table:formula="of:=+[.L24]*[.G24]" office:value-type="float" office:value="0.0000000000000110218211923262" calcext:value-type="float">
            <text:p>0.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deg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N=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0" calcext:value-type="float">
            <text:p>0</text:p>
          </table:table-cell>
          <table:table-cell table:formula="of:=+(([.N6]*[.$P$1])/100)/2" office:value-type="float" office:value="0.5" calcext:value-type="float">
            <text:p>0.5</text:p>
          </table:table-cell>
          <table:table-cell table:formula="of:=+(([.O6]*[.$P$1])/100)/2" office:value-type="float" office:value="0.5" calcext:value-type="float">
            <text:p>0.5</text:p>
          </table:table-cell>
          <table:table-cell/>
          <table:table-cell table:style-name="ce14" table:formula="of:=+[.M32]*[.$P$1]" office:value-type="float" office:value="0" calcext:value-type="float">
            <text:p>0.0000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5" calcext:value-type="float">
            <text:p>5</text:p>
          </table:table-cell>
          <table:table-cell table:style-name="ce11" table:formula="of:=+(([.N7]*[.$P$1])/100)/2" office:value-type="percentage" office:value="0.47042527409888" calcext:value-type="percentage">
            <text:p>47.04%</text:p>
          </table:table-cell>
          <table:table-cell table:style-name="ce11" table:formula="of:=+(([.O7]*[.$P$1])/100)/2" office:value-type="percentage" office:value="0.525769423992866" calcext:value-type="percentage">
            <text:p>52.58%</text:p>
          </table:table-cell>
          <table:table-cell/>
          <table:table-cell table:style-name="ce14" table:formula="of:=+[.M33]*[.$P$1]" office:value-type="float" office:value="5.55555555555556" calcext:value-type="float">
            <text:p>5.55556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10" calcext:value-type="float">
            <text:p>10</text:p>
          </table:table-cell>
          <table:table-cell table:style-name="ce11" table:formula="of:=+(([.N8]*[.$P$1])/100)/2" office:value-type="percentage" office:value="0.437692334672092" calcext:value-type="percentage">
            <text:p>43.77%</text:p>
          </table:table-cell>
          <table:table-cell table:style-name="ce11" table:formula="of:=+(([.O8]*[.$P$1])/100)/2" office:value-type="percentage" office:value="0.547115418340116" calcext:value-type="percentage">
            <text:p>54.71%</text:p>
          </table:table-cell>
          <table:table-cell/>
          <table:table-cell table:style-name="ce14" table:formula="of:=+[.M34]*[.$P$1]" office:value-type="float" office:value="11.1111111111111" calcext:value-type="float">
            <text:p>11.11111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15" calcext:value-type="float">
            <text:p>15</text:p>
          </table:table-cell>
          <table:table-cell table:style-name="ce11" table:formula="of:=+(([.N9]*[.$P$1])/100)/2" office:value-type="percentage" office:value="0.402469094287112" calcext:value-type="percentage">
            <text:p>40.25%</text:p>
          </table:table-cell>
          <table:table-cell table:style-name="ce11" table:formula="of:=+(([.O9]*[.$P$1])/100)/2" office:value-type="percentage" office:value="0.563456732001957" calcext:value-type="percentage">
            <text:p>56.35%</text:p>
          </table:table-cell>
          <table:table-cell/>
          <table:table-cell table:style-name="ce14" table:formula="of:=+[.M35]*[.$P$1]" office:value-type="float" office:value="16.6666666666667" calcext:value-type="float">
            <text:p>16.66667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20" calcext:value-type="float">
            <text:p>20</text:p>
          </table:table-cell>
          <table:table-cell table:style-name="ce11" table:formula="of:=+(([.N10]*[.$P$1])/100)/2" office:value-type="percentage" office:value="0.36543601919452" calcext:value-type="percentage">
            <text:p>36.54%</text:p>
          </table:table-cell>
          <table:table-cell table:style-name="ce11" table:formula="of:=+(([.O10]*[.$P$1])/100)/2" office:value-type="percentage" office:value="0.574256601591388" calcext:value-type="percentage">
            <text:p>57.43%</text:p>
          </table:table-cell>
          <table:table-cell/>
          <table:table-cell table:style-name="ce14" table:formula="of:=+[.M36]*[.$P$1]" office:value-type="float" office:value="22.2222222222222" calcext:value-type="float">
            <text:p>22.22222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ce1" office:value-type="float" office:value="25" calcext:value-type="float">
            <text:p>25</text:p>
          </table:table-cell>
          <table:table-cell table:style-name="ce11" table:formula="of:=+(([.N11]*[.$P$1])/100)/2" office:value-type="percentage" office:value="0.327277811985457" calcext:value-type="percentage">
            <text:p>32.73%</text:p>
          </table:table-cell>
          <table:table-cell table:style-name="ce11" table:formula="of:=+(([.O11]*[.$P$1])/100)/2" office:value-type="percentage" office:value="0.579029975051193" calcext:value-type="percentage">
            <text:p>57.90%</text:p>
          </table:table-cell>
          <table:table-cell/>
          <table:table-cell table:style-name="ce14" table:formula="of:=+[.M37]*[.$P$1]" office:value-type="float" office:value="27.7777777777778" calcext:value-type="float">
            <text:p>27.77778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30" calcext:value-type="float">
            <text:p>30</text:p>
          </table:table-cell>
          <table:table-cell table:style-name="ce11" table:formula="of:=+(([.N12]*[.$P$1])/100)/2" office:value-type="percentage" office:value="0.288675134594813" calcext:value-type="percentage">
            <text:p>28.87%</text:p>
          </table:table-cell>
          <table:table-cell table:style-name="ce11" table:formula="of:=+(([.O12]*[.$P$1])/100)/2" office:value-type="percentage" office:value="0.577350269189626" calcext:value-type="percentage">
            <text:p>57.74%</text:p>
          </table:table-cell>
          <table:table-cell/>
          <table:table-cell table:style-name="ce14" table:formula="of:=+[.M38]*[.$P$1]" office:value-type="float" office:value="33.3333333333333" calcext:value-type="float">
            <text:p>33.33333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35" calcext:value-type="float">
            <text:p>35</text:p>
          </table:table-cell>
          <table:table-cell table:style-name="ce11" table:formula="of:=+(([.N13]*[.$P$1])/100)/2" office:value-type="percentage" office:value="0.250296457977192" calcext:value-type="percentage">
            <text:p>25.03%</text:p>
          </table:table-cell>
          <table:table-cell table:style-name="ce11" table:formula="of:=+(([.O13]*[.$P$1])/100)/2" office:value-type="percentage" office:value="0.5688555863118" calcext:value-type="percentage">
            <text:p>56.89%</text:p>
          </table:table-cell>
          <table:table-cell/>
          <table:table-cell table:style-name="ce14" table:formula="of:=+[.M39]*[.$P$1]" office:value-type="float" office:value="38.8888888888889" calcext:value-type="float">
            <text:p>38.88889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40" calcext:value-type="float">
            <text:p>40</text:p>
          </table:table-cell>
          <table:table-cell table:style-name="ce11" table:formula="of:=+(([.N14]*[.$P$1])/100)/2" office:value-type="percentage" office:value="0.212790123088605" calcext:value-type="percentage">
            <text:p>21.28%</text:p>
          </table:table-cell>
          <table:table-cell table:style-name="ce11" table:formula="of:=+(([.O14]*[.$P$1])/100)/2" office:value-type="percentage" office:value="0.553254320030373" calcext:value-type="percentage">
            <text:p>55.33%</text:p>
          </table:table-cell>
          <table:table-cell/>
          <table:table-cell table:style-name="ce14" table:formula="of:=+[.M40]*[.$P$1]" office:value-type="float" office:value="44.4444444444444" calcext:value-type="float">
            <text:p>44.44444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45" calcext:value-type="float">
            <text:p>45</text:p>
          </table:table-cell>
          <table:table-cell table:style-name="ce11" table:formula="of:=+(([.N15]*[.$P$1])/100)/2" office:value-type="percentage" office:value="0.176776695296637" calcext:value-type="percentage">
            <text:p>17.68%</text:p>
          </table:table-cell>
          <table:table-cell table:style-name="ce11" table:formula="of:=+(([.O15]*[.$P$1])/100)/2" office:value-type="percentage" office:value="0.530330085889911" calcext:value-type="percentage">
            <text:p>53.03%</text:p>
          </table:table-cell>
          <table:table-cell/>
          <table:table-cell table:style-name="ce14" table:formula="of:=+[.M41]*[.$P$1]" office:value-type="float" office:value="50" calcext:value-type="float">
            <text:p>50.0000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50" calcext:value-type="float">
            <text:p>50</text:p>
          </table:table-cell>
          <table:table-cell table:style-name="ce11" table:formula="of:=+(([.N16]*[.$P$1])/100)/2" office:value-type="percentage" office:value="0.142841691041453" calcext:value-type="percentage">
            <text:p>14.28%</text:p>
          </table:table-cell>
          <table:table-cell table:style-name="ce11" table:formula="of:=+(([.O16]*[.$P$1])/100)/2" office:value-type="percentage" office:value="0.499945918645086" calcext:value-type="percentage">
            <text:p>49.99%</text:p>
          </table:table-cell>
          <table:table-cell/>
          <table:table-cell table:style-name="ce14" table:formula="of:=+[.M42]*[.$P$1]" office:value-type="float" office:value="55.5555555555556" calcext:value-type="float">
            <text:p>55.55556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55" calcext:value-type="float">
            <text:p>55</text:p>
          </table:table-cell>
          <table:table-cell table:style-name="ce11" table:formula="of:=+(([.N17]*[.$P$1])/100)/2" office:value-type="percentage" office:value="0.111528751512703" calcext:value-type="percentage">
            <text:p>11.15%</text:p>
          </table:table-cell>
          <table:table-cell table:style-name="ce11" table:formula="of:=+(([.O17]*[.$P$1])/100)/2" office:value-type="percentage" office:value="0.462047684838343" calcext:value-type="percentage">
            <text:p>46.20%</text:p>
          </table:table-cell>
          <table:table-cell/>
          <table:table-cell table:style-name="ce14" table:formula="of:=+[.M43]*[.$P$1]" office:value-type="float" office:value="61.1111111111111" calcext:value-type="float">
            <text:p>61.11111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ce2" office:value-type="float" office:value="60" calcext:value-type="float">
            <text:p>60</text:p>
          </table:table-cell>
          <table:table-cell table:style-name="ce11" table:formula="of:=+(([.N18]*[.$P$1])/100)/2" office:value-type="percentage" office:value="0.0833333333333334" calcext:value-type="percentage">
            <text:p>8.33%</text:p>
          </table:table-cell>
          <table:table-cell table:style-name="ce11" table:formula="of:=+(([.O18]*[.$P$1])/100)/2" office:value-type="percentage" office:value="0.416666666666667" calcext:value-type="percentage">
            <text:p>41.67%</text:p>
          </table:table-cell>
          <table:table-cell/>
          <table:table-cell table:style-name="ce14" table:formula="of:=+[.M44]*[.$P$1]" office:value-type="float" office:value="66.6666666666667" calcext:value-type="float">
            <text:p>66.66667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65" calcext:value-type="float">
            <text:p>65</text:p>
          </table:table-cell>
          <table:table-cell table:style-name="ce11" table:formula="of:=+(([.N19]*[.$P$1])/100)/2" office:value-type="percentage" office:value="0.0586969807973194" calcext:value-type="percentage">
            <text:p>5.87%</text:p>
          </table:table-cell>
          <table:table-cell table:style-name="ce11" table:formula="of:=+(([.O19]*[.$P$1])/100)/2" office:value-type="percentage" office:value="0.36392128094338" calcext:value-type="percentage">
            <text:p>36.39%</text:p>
          </table:table-cell>
          <table:table-cell/>
          <table:table-cell table:style-name="ce14" table:formula="of:=+[.M45]*[.$P$1]" office:value-type="float" office:value="72.2222222222222" calcext:value-type="float">
            <text:p>72.22222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70" calcext:value-type="float">
            <text:p>70</text:p>
          </table:table-cell>
          <table:table-cell table:style-name="ce11" table:formula="of:=+(([.N20]*[.$P$1])/100)/2" office:value-type="percentage" office:value="0.0380022381472965" calcext:value-type="percentage">
            <text:p>3.80%</text:p>
          </table:table-cell>
          <table:table-cell table:style-name="ce11" table:formula="of:=+(([.O20]*[.$P$1])/100)/2" office:value-type="percentage" office:value="0.304017905178372" calcext:value-type="percentage">
            <text:p>30.40%</text:p>
          </table:table-cell>
          <table:table-cell/>
          <table:table-cell table:style-name="ce14" table:formula="of:=+[.M46]*[.$P$1]" office:value-type="float" office:value="77.7777777777778" calcext:value-type="float">
            <text:p>77.77778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75" calcext:value-type="float">
            <text:p>75</text:p>
          </table:table-cell>
          <table:table-cell table:style-name="ce11" table:formula="of:=+(([.N21]*[.$P$1])/100)/2" office:value-type="percentage" office:value="0.0215682537585434" calcext:value-type="percentage">
            <text:p>2.16%</text:p>
          </table:table-cell>
          <table:table-cell table:style-name="ce11" table:formula="of:=+(([.O21]*[.$P$1])/100)/2" office:value-type="percentage" office:value="0.237250791343977" calcext:value-type="percentage">
            <text:p>23.73%</text:p>
          </table:table-cell>
          <table:table-cell/>
          <table:table-cell table:style-name="ce14" table:formula="of:=+[.M47]*[.$P$1]" office:value-type="float" office:value="83.3333333333333" calcext:value-type="float">
            <text:p>83.33333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80" calcext:value-type="float">
            <text:p>80</text:p>
          </table:table-cell>
          <table:table-cell table:style-name="ce11" table:formula="of:=+(([.N22]*[.$P$1])/100)/2" office:value-type="percentage" office:value="0.00964712098149614" calcext:value-type="percentage">
            <text:p>0.96%</text:p>
          </table:table-cell>
          <table:table-cell table:style-name="ce11" table:formula="of:=+(([.O22]*[.$P$1])/100)/2" office:value-type="percentage" office:value="0.164001056685434" calcext:value-type="percentage">
            <text:p>16.40%</text:p>
          </table:table-cell>
          <table:table-cell/>
          <table:table-cell table:style-name="ce14" table:formula="of:=+[.M48]*[.$P$1]" office:value-type="float" office:value="88.8888888888889" calcext:value-type="float">
            <text:p>88.88889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85" calcext:value-type="float">
            <text:p>85</text:p>
          </table:table-cell>
          <table:table-cell table:style-name="ce11" table:formula="of:=+(([.N23]*[.$P$1])/100)/2" office:value-type="percentage" office:value="0.00242099285410162" calcext:value-type="percentage">
            <text:p>0.24%</text:p>
          </table:table-cell>
          <table:table-cell table:style-name="ce11" table:formula="of:=+(([.O23]*[.$P$1])/100)/2" office:value-type="percentage" office:value="0.0847347498935567" calcext:value-type="percentage">
            <text:p>8.47%</text:p>
          </table:table-cell>
          <table:table-cell/>
          <table:table-cell table:style-name="ce14" table:formula="of:=+[.M49]*[.$P$1]" office:value-type="float" office:value="94.4444444444444" calcext:value-type="float">
            <text:p>94.44444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float" office:value="90" calcext:value-type="float">
            <text:p>90</text:p>
          </table:table-cell>
          <table:table-cell table:style-name="ce11" table:formula="of:=+(([.N24]*[.$P$1])/100)/2" office:value-type="percentage" office:value="0" calcext:value-type="percentage">
            <text:p>0.00%</text:p>
          </table:table-cell>
          <table:table-cell table:style-name="ce11" table:formula="of:=+(([.O24]*[.$P$1])/100)/2" office:value-type="percentage" office:value="6.12323399573677E-017" calcext:value-type="percentage">
            <text:p>0.00%</text:p>
          </table:table-cell>
          <table:table-cell/>
          <table:table-cell table:style-name="ce14" table:formula="of:=+[.M50]*[.$P$1]" office:value-type="float" office:value="100" calcext:value-type="float">
            <text:p>100.00000</text:p>
          </table:table-cell>
        </table:table-row>
        <table:table-row table:style-name="ro1" table:number-rows-repeated="46">
          <table:table-cell table:number-columns-repeated="5"/>
          <table:table-cell table:style-name="ce3"/>
          <table:table-cell table:number-columns-repeated="11"/>
        </table:table-row>
        <table:table-row table:style-name="ro1" table:number-rows-repeated="8">
          <table:table-cell table:number-columns-repeated="17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number:percentage-style style:name="N125">
      <number:number number:decimal-places="4" loext:min-decimal-places="4" number:min-integer-digits="1"/>
      <number:text>%</number:text>
    </number:percentage-style>
    <number:percentage-style style:name="N126">
      <number:number number:decimal-places="5" loext:min-decimal-places="5" number:min-integer-digits="1"/>
      <number:text>%</number:text>
    </number:percentage-style>
    <number:percentage-style style:name="N127">
      <number:number number:decimal-places="6" loext:min-decimal-places="6" number:min-integer-digits="1"/>
      <number:text>%</number:text>
    </number:percentage-style>
    <number:percentage-style style:name="N128">
      <number:number number:decimal-places="7" loext:min-decimal-places="7" number:min-integer-digits="1"/>
      <number:text>%</number:text>
    </number:percentage-style>
    <number:percentage-style style:name="N129">
      <number:number number:decimal-places="8" loext:min-decimal-places="8" number:min-integer-digits="1"/>
      <number:text>%</number:text>
    </number:percentage-style>
    <number:percentage-style style:name="N130">
      <number:number number:decimal-places="9" loext:min-decimal-places="9" number:min-integer-digits="1"/>
      <number:text>%</number:text>
    </number:percentage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7" loext:min-decimal-places="17" number:min-integer-digits="1"/>
    </number:number-style>
    <number:number-style style:name="N134">
      <number:number number:decimal-places="18" loext:min-decimal-places="18" number:min-integer-digits="1"/>
    </number:number-style>
    <number:number-style style:name="N135">
      <number:number number:decimal-places="19" loext:min-decimal-places="19" number:min-integer-digits="1"/>
    </number:number-style>
    <number:number-style style:name="N136">
      <number:number number:decimal-places="20" loext:min-decimal-places="20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8:54:38.188953103</meta:creation-date>
    <dc:date>2020-10-11T01:09:18.933697304</dc:date>
    <meta:editing-duration>PT2H10M9S</meta:editing-duration>
    <meta:editing-cycles>1</meta:editing-cycles>
    <meta:document-statistic meta:table-count="1" meta:cell-count="222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N32:Sheet1.O50" svg:x="0.32cm" svg:y="0.18cm" svg:width="12.481cm" svg:height="8.64cm">
          <chartooo:coordinate-region svg:x="1.047cm" svg:y="0.38cm" svg:width="11.56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2:Sheet1.N50" chart:class="chart:line">
            <chart:data-point chart:repeated="19"/>
          </chart:series>
          <chart:series chart:style-name="ch8" chart:values-cell-range-address="Sheet1.O32:Sheet1.O50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N32:Sheet1.N50</svg:desc>
                </draw:g>
              </table:table-cell>
              <table:table-cell office:value-type="float" office:value="0.5">
                <text:p>0.5</text:p>
                <draw:g>
                  <svg:desc>Sheet1.O32:Sheet1.O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042527409888">
                <text:p>0.47042527409888</text:p>
              </table:table-cell>
              <table:table-cell office:value-type="float" office:value="0.525769423992866">
                <text:p>0.52576942399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7692334672092">
                <text:p>0.437692334672092</text:p>
              </table:table-cell>
              <table:table-cell office:value-type="float" office:value="0.547115418340116">
                <text:p>0.547115418340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2469094287112">
                <text:p>0.402469094287112</text:p>
              </table:table-cell>
              <table:table-cell office:value-type="float" office:value="0.563456732001957">
                <text:p>0.563456732001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543601919452">
                <text:p>0.36543601919452</text:p>
              </table:table-cell>
              <table:table-cell office:value-type="float" office:value="0.574256601591388">
                <text:p>0.574256601591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7277811985457">
                <text:p>0.327277811985457</text:p>
              </table:table-cell>
              <table:table-cell office:value-type="float" office:value="0.579029975051193">
                <text:p>0.579029975051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8675134594813">
                <text:p>0.288675134594813</text:p>
              </table:table-cell>
              <table:table-cell office:value-type="float" office:value="0.577350269189626">
                <text:p>0.57735026918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296457977192">
                <text:p>0.250296457977192</text:p>
              </table:table-cell>
              <table:table-cell office:value-type="float" office:value="0.5688555863118">
                <text:p>0.5688555863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790123088605">
                <text:p>0.212790123088605</text:p>
              </table:table-cell>
              <table:table-cell office:value-type="float" office:value="0.553254320030373">
                <text:p>0.553254320030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6776695296637">
                <text:p>0.176776695296637</text:p>
              </table:table-cell>
              <table:table-cell office:value-type="float" office:value="0.530330085889911">
                <text:p>0.530330085889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841691041453">
                <text:p>0.142841691041453</text:p>
              </table:table-cell>
              <table:table-cell office:value-type="float" office:value="0.499945918645086">
                <text:p>0.499945918645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528751512703">
                <text:p>0.111528751512703</text:p>
              </table:table-cell>
              <table:table-cell office:value-type="float" office:value="0.462047684838343">
                <text:p>0.462047684838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6969807973194">
                <text:p>0.0586969807973194</text:p>
              </table:table-cell>
              <table:table-cell office:value-type="float" office:value="0.36392128094338">
                <text:p>0.36392128094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0022381472965">
                <text:p>0.0380022381472965</text:p>
              </table:table-cell>
              <table:table-cell office:value-type="float" office:value="0.304017905178372">
                <text:p>0.304017905178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5682537585434">
                <text:p>0.0215682537585434</text:p>
              </table:table-cell>
              <table:table-cell office:value-type="float" office:value="0.237250791343977">
                <text:p>0.237250791343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64712098149614">
                <text:p>0.00964712098149614</text:p>
              </table:table-cell>
              <table:table-cell office:value-type="float" office:value="0.164001056685434">
                <text:p>0.164001056685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42099285410162">
                <text:p>0.00242099285410162</text:p>
              </table:table-cell>
              <table:table-cell office:value-type="float" office:value="0.0847347498935567">
                <text:p>0.0847347498935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.12323399573677E-017">
                <text:p>6.12323399573677E-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